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B0000014E6890885E2CB07009.png" manifest:media-type="image/png"/>
  <manifest:file-entry manifest:full-path="Pictures/10000201000000EF000000F260361C97F6FB09ED.png" manifest:media-type="image/png"/>
  <manifest:file-entry manifest:full-path="Pictures/100002010000003F00000037E8FA119DAE307AAC.png" manifest:media-type="image/png"/>
  <manifest:file-entry manifest:full-path="Pictures/100002010000006B0000006B3474AD87A13D9E4B.png" manifest:media-type="image/png"/>
  <manifest:file-entry manifest:full-path="Pictures/1000106F00002F750000227BD95A4DA1F99BE758.svg" manifest:media-type="image/svg+xml"/>
  <manifest:file-entry manifest:full-path="Pictures/10000201000000D60000007A08E28EFE9D6C7D5F.png" manifest:media-type="image/png"/>
  <manifest:file-entry manifest:full-path="Pictures/10002D8F00000B0F00000B0F7A64CF00D21D0E79.svg" manifest:media-type="image/svg+xml"/>
  <manifest:file-entry manifest:full-path="Pictures/10000DD8000012B500001AE1276646291D7C54E0.svg" manifest:media-type="image/svg+xml"/>
  <manifest:file-entry manifest:full-path="Pictures/10000201000000B5000001049A66A5E74EA38764.png" manifest:media-type="image/png"/>
  <manifest:file-entry manifest:full-path="Pictures/10000201000000FC00000166B7DD1E6DB1A2ECEC.png" manifest:media-type="image/png"/>
  <manifest:file-entry manifest:full-path="Pictures/1000020100000373000003FF05991EE885ED0713.png" manifest:media-type="image/png"/>
  <manifest:file-entry manifest:full-path="Pictures/10000954000011FC00000A56C5E1CBB11E39968B.svg" manifest:media-type="image/svg+xml"/>
  <manifest:file-entry manifest:full-path="Pictures/100002010000096000000C0DC21B9C0D0B4F4111.png" manifest:media-type="image/png"/>
  <manifest:file-entry manifest:full-path="Pictures/100002010000014C0000014E74ED18AE34D4D4DB.png" manifest:media-type="image/png"/>
  <manifest:file-entry manifest:full-path="Pictures/10001D5B0000161500000C97A711CFF63A55B4FE.svg" manifest:media-type="image/svg+xml"/>
  <manifest:file-entry manifest:full-path="Pictures/100002010000015A0000012C0978E70AD51AE2F9.png" manifest:media-type="image/png"/>
  <manifest:file-entry manifest:full-path="Pictures/10000201000001060000014279D42555FC4542B8.png" manifest:media-type="image/png"/>
  <manifest:file-entry manifest:full-path="Pictures/1000000000000020000000204B249CA79A42C6D7.png" manifest:media-type="image/png"/>
  <manifest:file-entry manifest:full-path="Pictures/10000B6A0000165B00000F2093CBD6753083BE8A.svg" manifest:media-type="image/svg+xml"/>
  <manifest:file-entry manifest:full-path="Pictures/10000201000000D800000092E083441FB07E5E06.png" manifest:media-type="image/png"/>
  <manifest:file-entry manifest:full-path="Pictures/1000169B000010DB0000102A6665A505F5DFE30A.svg" manifest:media-type="image/svg+xml"/>
  <manifest:file-entry manifest:full-path="Pictures/10000201000000AE00000064B58FFF506E21E86F.png" manifest:media-type="image/png"/>
  <manifest:file-entry manifest:full-path="Pictures/10000201000000A30000009CF75144A46142B289.png" manifest:media-type="image/png"/>
  <manifest:file-entry manifest:full-path="Pictures/100003080000067B000005B6D6627235035524FD.svg" manifest:media-type="image/svg+xml"/>
  <manifest:file-entry manifest:full-path="Pictures/100000000000001C00000020639109DCA7D03BD5.gif" manifest:media-type="image/gif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7fff" draw:fill="solid" draw:fill-color="#499bdf" draw:auto-grow-height="false" fo:min-height="6.736cm" fo:min-width="4.454cm" fo:wrap-option="no-wrap"/>
    </style:style>
    <style:style style:name="gr3" style:family="graphic" style:parent-style-name="standard">
      <style:graphic-properties draw:stroke="none" svg:stroke-color="#000000" draw:fill="none" draw:fill-color="#ffffff" fo:min-height="0.781cm"/>
    </style:style>
    <style:style style:name="gr4" style:family="graphic" style:parent-style-name="standard">
      <style:graphic-properties draw:stroke="none" svg:stroke-color="#000000" draw:fill="none" draw:fill-color="#ffffff" fo:min-height="0.391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standard">
      <style:graphic-properties svg:stroke-color="#007fff" draw:fill="solid" draw:fill-color="#499bdf" draw:auto-grow-height="false" fo:min-height="6.727cm" fo:min-width="4.825cm" fo:wrap-option="no-wrap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standard">
      <style:graphic-properties draw:stroke="none" svg:stroke-color="#000000" draw:fill="none" draw:fill-color="#ffffff" fo:min-height="2.351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  <style:text-properties fo:language="en" fo:country="US"/>
    </style:style>
    <style:style style:name="P2" style:family="paragraph">
      <style:text-properties fo:language="en" fo:country="US"/>
    </style:style>
    <style:style style:name="P3" style:family="paragraph">
      <loext:graphic-properties draw:fill="solid" draw:fill-color="#499bdf"/>
      <style:text-properties fo:color="#007fff" fo:language="en" fo:country="US"/>
    </style:style>
    <style:style style:name="P4" style:family="paragraph">
      <style:text-properties fo:font-size="10pt" fo:language="en" fo:country="US" style:font-size-asian="10pt" style:font-size-complex="10pt"/>
    </style:style>
    <style:style style:name="P5" style:family="paragraph">
      <loext:graphic-properties draw:fill="none" draw:fill-color="#ffffff"/>
      <style:text-properties fo:font-size="10pt" fo:language="en" fo:country="US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007fff" fo:font-size="12pt" style:font-size-asian="12pt" style:font-size-complex="12pt"/>
    </style:style>
    <style:style style:name="P8" style:family="paragraph">
      <style:paragraph-properties fo:text-align="center"/>
      <style:text-properties fo:color="#007fff"/>
    </style:style>
    <style:style style:name="P9" style:family="paragraph">
      <style:paragraph-properties fo:text-align="center"/>
      <style:text-properties fo:color="#007fff" fo:font-size="12pt" fo:background-color="#dddddd" style:font-size-asian="12pt" style:font-size-complex="12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style:text-properties fo:color="#007fff" fo:font-size="14pt" fo:language="en" fo:country="US" style:font-size-asian="14pt" style:font-size-complex="14pt"/>
    </style:style>
    <style:style style:name="P14" style:family="paragraph">
      <loext:graphic-properties draw:fill="solid" draw:fill-color="#499bdf"/>
      <style:text-properties fo:color="#007fff" fo:font-size="14pt" fo:language="en" fo:country="US" style:font-size-asian="14pt" style:font-size-complex="14pt"/>
    </style:style>
    <style:style style:name="P15" style:family="paragraph">
      <style:paragraph-properties fo:text-align="start"/>
      <style:text-properties fo:font-size="12pt" style:font-size-asian="12pt" style:font-size-complex="12pt"/>
    </style:style>
    <style:style style:name="P16" style:family="paragraph">
      <style:paragraph-properties fo:text-align="center"/>
      <style:text-properties fo:font-size="12pt" style:font-size-asian="12pt" style:font-size-complex="12pt"/>
    </style:style>
    <style:style style:name="P17" style:family="paragraph">
      <style:paragraph-properties fo:text-align="start"/>
      <style:text-properties fo:font-size="10pt" style:font-size-asian="10pt" style:font-size-complex="10pt"/>
    </style:style>
    <style:style style:name="P18" style:family="paragraph">
      <style:paragraph-properties fo:text-align="center"/>
      <style:text-properties fo:font-size="10pt" style:font-size-asian="10pt" style:font-size-complex="10pt"/>
    </style:style>
    <style:style style:name="P19" style:family="paragraph">
      <style:text-properties fo:color="#dddddd" fo:font-size="9pt" style:font-size-asian="9pt" style:font-size-complex="9pt"/>
    </style:style>
    <style:style style:name="P20" style:family="paragraph">
      <loext:graphic-properties draw:fill="none" draw:fill-color="#ffffff"/>
      <style:text-properties fo:color="#dddddd" fo:font-size="9pt" style:font-size-asian="9pt" style:font-size-complex="9pt"/>
    </style:style>
    <style:style style:name="P21" style:family="paragraph">
      <style:paragraph-properties fo:text-align="center"/>
      <style:text-properties fo:color="#666666" fo:font-size="12pt" fo:font-weight="bold" style:font-size-asian="12pt" style:font-weight-asian="bold" style:font-size-complex="12pt" style:font-weight-complex="bold"/>
    </style:style>
    <style:style style:name="P2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3" style:family="paragraph">
      <style:paragraph-properties fo:text-align="start"/>
      <style:text-properties fo:color="#666666" fo:font-size="10pt" fo:font-weight="bold" style:font-size-asian="10pt" style:font-weight-asian="bold" style:font-size-complex="10pt" style:font-weight-complex="bold"/>
    </style:style>
    <style:style style:name="P24" style:family="paragraph">
      <loext:graphic-properties draw:fill="none" draw:fill-color="#ffffff"/>
      <style:paragraph-properties fo:text-align="start"/>
      <style:text-properties fo:color="#666666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7fff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7fff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7fff"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dddddd" fo:font-size="9pt" style:font-size-asian="9pt" style:font-size-complex="9pt"/>
    </style:style>
    <style:style style:name="T7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666666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007fff" fo:font-weight="bold" style:font-weight-asian="bold" style:font-weight-complex="bold"/>
    </style:style>
    <style:style style:name="T11" style:family="text">
      <style:text-properties fo:color="#007fff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007fff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77cm" svg:height="1.016cm" svg:x="5.608cm" svg:y="6.608cm">
          <draw:image xlink:href="Pictures/1000020100000373000003FF05991EE885ED0713.png" xlink:type="simple" xlink:show="embed" xlink:actuate="onLoad">
            <text:p/>
          </draw:image>
        </draw:frame>
        <draw:frame draw:style-name="gr1" draw:text-style-name="P1" draw:layer="layout" svg:width="0.879cm" svg:height="0.762cm" svg:x="4.541cm" svg:y="6.662cm">
          <draw:image xlink:href="Pictures/100002010000015A0000012C0978E70AD51AE2F9.png" xlink:type="simple" xlink:show="embed" xlink:actuate="onLoad">
            <text:p/>
          </draw:image>
        </draw:frame>
        <draw:custom-shape draw:style-name="gr2" draw:text-style-name="P3" draw:layer="layout" svg:width="5.08cm" svg:height="7.112cm" svg:x="1.635cm" svg:y="6.445cm">
          <text:p text:style-name="P2"><text:span text:style-name="T1">Swan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8.91248626876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" draw:text-style-name="P1" draw:layer="layout" svg:width="2.748cm" svg:height="3.904cm" svg:x="1.97cm" svg:y="13.765cm">
          <draw:image xlink:href="Pictures/10000201000000FC00000166B7DD1E6DB1A2ECEC.png" xlink:type="simple" xlink:show="embed" xlink:actuate="onLoad">
            <text:p/>
          </draw:image>
        </draw:frame>
        <draw:frame draw:style-name="gr1" draw:text-style-name="P1" draw:layer="layout" svg:width="3.535cm" svg:height="3.556cm" svg:x="18.653cm" svg:y="13.978cm">
          <draw:image xlink:href="Pictures/100002010000014C0000014E74ED18AE34D4D4DB.png" xlink:type="simple" xlink:show="embed" xlink:actuate="onLoad">
            <text:p/>
          </draw:image>
        </draw:frame>
        <draw:frame draw:style-name="gr3" draw:text-style-name="P5" draw:layer="layout" svg:width="4.037cm" svg:height="1.031cm" svg:x="1.67cm" svg:y="17.65cm">
          <draw:text-box>
            <text:p text:style-name="P4"><text:span text:style-name="T2">Data </text:span><text:span text:style-name="T2">Scientist</text:span><text:span text:style-name="T2">s and </text:span></text:p>
            <text:p text:style-name="P4"><text:span text:style-name="T2">Back-</text:span><text:span text:style-name="T2">end </text:span><text:span text:style-name="T2">Develop</text:span><text:span text:style-name="T2">ers</text:span></text:p>
          </draw:text-box>
        </draw:frame>
        <draw:frame draw:style-name="gr4" draw:text-style-name="P5" draw:layer="layout" svg:width="2.775cm" svg:height="1.031cm" svg:x="18.699cm" svg:y="17.561cm">
          <draw:text-box>
            <text:p text:style-name="P4"><text:span text:style-name="T2">Front-end Developer</text:span></text:p>
          </draw:text-box>
        </draw:frame>
        <draw:frame draw:style-name="gr1" draw:text-style-name="P6" draw:layer="layout" svg:width="2.582cm" svg:height="3.174cm" svg:x="18.053cm" svg:y="2.862cm">
          <draw:image xlink:href="Pictures/10000201000001060000014279D42555FC4542B8.png" xlink:type="simple" xlink:show="embed" xlink:actuate="onLoad">
            <text:p/>
          </draw:image>
        </draw:frame>
        <draw:frame draw:style-name="gr1" draw:text-style-name="P6" draw:layer="layout" svg:width="2.83cm" svg:height="2.83cm" svg:x="20.282cm" svg:y="3.351cm">
          <draw:image xlink:href="Pictures/10002D8F00000B0F00000B0F7A64CF00D21D0E79.svg" xlink:type="simple" xlink:show="embed" xlink:actuate="onLoad">
            <text:p/>
          </draw:image>
          <draw:image xlink:href="Pictures/100002010000006B0000006B3474AD87A13D9E4B.png" xlink:type="simple" xlink:show="embed" xlink:actuate="onLoad"/>
        </draw:frame>
        <draw:frame draw:style-name="gr5" draw:text-style-name="P7" draw:layer="layout" svg:width="1.854cm" svg:height="1.877cm" svg:x="1.967cm" svg:y="10.751cm">
          <draw:image xlink:href="Pictures/10000201000000EF000000F260361C97F6FB09ED.png" xlink:type="simple" xlink:show="embed" xlink:actuate="onLoad">
            <text:p text:style-name="P7"><text:span text:style-name="T3">EOS</text:span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</draw:image>
        </draw:frame>
        <draw:frame draw:style-name="gr5" draw:text-style-name="P9" draw:layer="layout" svg:width="1.905cm" svg:height="1.929cm" svg:x="4.429cm" svg:y="10.751cm">
          <draw:image xlink:href="Pictures/10000201000000EF000000F260361C97F6FB09ED.png" xlink:type="simple" xlink:show="embed" xlink:actuate="onLoad">
            <text:p text:style-name="P8"><text:span text:style-name="T3">CVMFS</text:span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</draw:image>
        </draw:frame>
        <draw:frame draw:style-name="gr4" draw:text-style-name="P11" draw:layer="layout" svg:width="2.794cm" svg:height="0.641cm" svg:x="1.508cm" svg:y="12.67cm">
          <draw:text-box>
            <text:p text:style-name="P10"><text:span text:style-name="T2">Medical Data</text:span></text:p>
          </draw:text-box>
        </draw:frame>
        <draw:frame draw:style-name="gr6" draw:text-style-name="P12" draw:layer="layout" svg:width="2.286cm" svg:height="0.762cm" svg:x="4.529cm" svg:y="12.676cm">
          <draw:text-box>
            <text:p text:style-name="P10"><text:span text:style-name="T2">Software</text:span></text:p>
          </draw:text-box>
        </draw:frame>
        <draw:custom-shape draw:style-name="gr7" draw:text-style-name="P14" draw:layer="layout" svg:width="5.461cm" svg:height="7.112cm" svg:x="7.616cm" svg:y="6.446cm">
          <text:p text:style-name="P13"><text:span text:style-name="T4">SWAN MS</text:span></text:p>
          <text:p text:style-name="P13"><text:span text:style-name="T4">Server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8.91248626876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" draw:text-style-name="P6" draw:layer="layout" svg:width="1.48cm" svg:height="1.902cm" svg:x="11.309cm" svg:y="6.715cm">
          <draw:image xlink:href="Pictures/100002010000096000000C0DC21B9C0D0B4F4111.png" xlink:type="simple" xlink:show="embed" xlink:actuate="onLoad">
            <text:p/>
          </draw:image>
        </draw:frame>
        <draw:frame draw:style-name="gr5" draw:text-style-name="P16" draw:layer="layout" svg:width="3.594cm" svg:height="1.202cm" svg:x="8.56cm" svg:y="8.761cm">
          <draw:image xlink:href="Pictures/10000B6A0000165B00000F2093CBD6753083BE8A.svg" xlink:type="simple" xlink:show="embed" xlink:actuate="onLoad">
            <text:p text:style-name="P15"><text:span text:style-name="T5"><text:s text:c="2"/></text:span><text:span text:style-name="T5">/submit</text:span></text:p>
          </draw:image>
          <draw:image xlink:href="Pictures/10000201000000D800000092E083441FB07E5E06.png" xlink:type="simple" xlink:show="embed" xlink:actuate="onLoad"/>
        </draw:frame>
        <draw:frame draw:style-name="gr5" draw:text-style-name="P16" draw:layer="layout" svg:width="3.593cm" svg:height="1.202cm" svg:x="8.561cm" svg:y="9.861cm">
          <draw:image xlink:href="Pictures/10000B6A0000165B00000F2093CBD6753083BE8A.svg" xlink:type="simple" xlink:show="embed" xlink:actuate="onLoad">
            <text:p text:style-name="P15"><text:span text:style-name="T5"><text:s text:c="2"/></text:span><text:span text:style-name="T5">/apidocs</text:span></text:p>
          </draw:image>
          <draw:image xlink:href="Pictures/10000201000000D800000092E083441FB07E5E06.png" xlink:type="simple" xlink:show="embed" xlink:actuate="onLoad"/>
        </draw:frame>
        <draw:frame draw:style-name="gr5" draw:text-style-name="P16" draw:layer="layout" svg:width="3.592cm" svg:height="1.202cm" svg:x="8.562cm" svg:y="12.061cm">
          <draw:image xlink:href="Pictures/10000B6A0000165B00000F2093CBD6753083BE8A.svg" xlink:type="simple" xlink:show="embed" xlink:actuate="onLoad">
            <text:p text:style-name="P15"><text:span text:style-name="T5"><text:s/></text:span><text:span text:style-name="T5"><text:s/></text:span><text:span text:style-name="T5">/</text:span><text:span text:style-name="T5">e</text:span><text:span text:style-name="T5">t</text:span><text:span text:style-name="T5">c</text:span><text:span text:style-name="T5">.</text:span><text:span text:style-name="T5">.</text:span></text:p>
          </draw:image>
          <draw:image xlink:href="Pictures/10000201000000D800000092E083441FB07E5E06.png" xlink:type="simple" xlink:show="embed" xlink:actuate="onLoad"/>
        </draw:frame>
        <draw:frame draw:style-name="gr5" draw:text-style-name="P16" draw:layer="layout" svg:width="3.591cm" svg:height="1.202cm" svg:x="8.563cm" svg:y="10.961cm">
          <draw:image xlink:href="Pictures/10000B6A0000165B00000F2093CBD6753083BE8A.svg" xlink:type="simple" xlink:show="embed" xlink:actuate="onLoad">
            <text:p text:style-name="P15"><text:span text:style-name="T5"><text:s text:c="2"/></text:span><text:span text:style-name="T5">/dashboard</text:span></text:p>
          </draw:image>
          <draw:image xlink:href="Pictures/10000201000000D800000092E083441FB07E5E06.png" xlink:type="simple" xlink:show="embed" xlink:actuate="onLoad"/>
        </draw:frame>
        <draw:custom-shape draw:style-name="gr7" draw:text-style-name="P14" draw:layer="layout" svg:width="5.461cm" svg:height="7.112cm" svg:x="14.116cm" svg:y="6.447cm">
          <text:p text:style-name="P13"><text:span text:style-name="T4">Kernel Gateway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8.91248626876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5" draw:text-style-name="P18" draw:layer="layout" svg:width="2.757cm" svg:height="2.413cm" svg:x="14.145cm" svg:y="7.577cm">
          <draw:image xlink:href="Pictures/10000DD8000012B500001AE1276646291D7C54E0.svg" xlink:type="simple" xlink:show="embed" xlink:actuate="onLoad">
            <text:p text:style-name="P17"><text:span text:style-name="T2"><text:s text:c="2"/></text:span><text:span text:style-name="T2">/endpoint 1</text:span></text:p>
            <text:p text:style-name="P17"><text:span text:style-name="T2"><text:s text:c="2"/></text:span><text:span text:style-name="T2">/endpoint 2</text:span></text:p>
            <text:p text:style-name="P17"><text:span text:style-name="T2"><text:s text:c="2"/></text:span><text:span text:style-name="T2">/...</text:span></text:p>
          </draw:image>
          <draw:image xlink:href="Pictures/10000201000000B5000001049A66A5E74EA38764.png" xlink:type="simple" xlink:show="embed" xlink:actuate="onLoad"/>
        </draw:frame>
        <draw:frame draw:style-name="gr3" draw:text-style-name="P20" draw:layer="layout" svg:width="2.826cm" svg:height="1.031cm" svg:x="14.188cm" svg:y="7.589cm">
          <draw:text-box>
            <text:p text:style-name="P19"><text:span text:style-name="T6">Microservice 0</text:span></text:p>
          </draw:text-box>
        </draw:frame>
        <draw:frame draw:style-name="gr5" draw:text-style-name="P21" draw:layer="layout" svg:width="2.875cm" svg:height="1.652cm" svg:x="5.953cm" svg:y="4.555cm">
          <draw:image xlink:href="Pictures/10000954000011FC00000A56C5E1CBB11E39968B.svg" xlink:type="simple" xlink:show="embed" xlink:actuate="onLoad">
            <text:p text:style-name="P21"><text:span text:style-name="T7">Submit</text:span></text:p>
            <text:p text:style-name="P21"><text:span text:style-name="T7"/></text:p>
            <text:p text:style-name="P21"><text:span text:style-name="T7"/></text:p>
            <text:p text:style-name="P21"><text:span text:style-name="T7"/></text:p>
            <text:p text:style-name="P21"><text:span text:style-name="T7"/></text:p>
          </draw:image>
          <draw:image xlink:href="Pictures/10000201000000AE00000064B58FFF506E21E86F.png" xlink:type="simple" xlink:show="embed" xlink:actuate="onLoad"/>
        </draw:frame>
        <draw:frame draw:style-name="gr5" draw:text-style-name="P21" draw:layer="layout" svg:width="2.875cm" svg:height="1.652cm" svg:x="12.254cm" svg:y="4.518cm">
          <draw:image xlink:href="Pictures/10000954000011FC00000A56C5E1CBB11E39968B.svg" xlink:type="simple" xlink:show="embed" xlink:actuate="onLoad">
            <text:p text:style-name="P21"><text:span text:style-name="T7">Laun</text:span><text:span text:style-name="T7">ch</text:span></text:p>
            <text:p text:style-name="P21"><text:span text:style-name="T7"/></text:p>
            <text:p text:style-name="P21"><text:span text:style-name="T7"/></text:p>
            <text:p text:style-name="P21"><text:span text:style-name="T7"/></text:p>
            <text:p text:style-name="P21"><text:span text:style-name="T7"/></text:p>
          </draw:image>
          <draw:image xlink:href="Pictures/10000201000000AE00000064B58FFF506E21E86F.png" xlink:type="simple" xlink:show="embed" xlink:actuate="onLoad"/>
        </draw:frame>
        <draw:custom-shape draw:style-name="gr7" draw:text-style-name="P14" draw:layer="layout" svg:width="5.461cm" svg:height="7.112cm" svg:x="20.716cm" svg:y="6.448cm">
          <text:p text:style-name="P13"><text:span text:style-name="T4">User Interfaces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8.91248626876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" draw:text-style-name="P6" draw:layer="layout" svg:width="1.658cm" svg:height="1.461cm" draw:transform="rotate (-3.14159265358979) translate (18.018cm 15.847cm)">
          <draw:image xlink:href="Pictures/100003080000067B000005B6D6627235035524FD.svg" xlink:type="simple" xlink:show="embed" xlink:actuate="onLoad">
            <text:p/>
          </draw:image>
          <draw:image xlink:href="Pictures/100002010000003F00000037E8FA119DAE307AAC.png" xlink:type="simple" xlink:show="embed" xlink:actuate="onLoad"/>
        </draw:frame>
        <draw:frame draw:style-name="gr1" draw:text-style-name="P6" draw:layer="layout" svg:width="1.658cm" svg:height="1.461cm" draw:transform="rotate (-1.5707963267949) translate (23.827cm 14.099cm)">
          <draw:image xlink:href="Pictures/100003080000067B000005B6D6627235035524FD.svg" xlink:type="simple" xlink:show="embed" xlink:actuate="onLoad">
            <text:p/>
          </draw:image>
          <draw:image xlink:href="Pictures/100002010000003F00000037E8FA119DAE307AAC.png" xlink:type="simple" xlink:show="embed" xlink:actuate="onLoad"/>
        </draw:frame>
        <draw:frame draw:style-name="gr1" draw:text-style-name="P6" draw:layer="layout" svg:width="1.658cm" svg:height="1.461cm" draw:transform="rotate (-1.5707963267949) translate (6.228cm 14.099cm)">
          <draw:image xlink:href="Pictures/100003080000067B000005B6D6627235035524FD.svg" xlink:type="simple" xlink:show="embed" xlink:actuate="onLoad">
            <text:p/>
          </draw:image>
          <draw:image xlink:href="Pictures/100002010000003F00000037E8FA119DAE307AAC.png" xlink:type="simple" xlink:show="embed" xlink:actuate="onLoad"/>
        </draw:frame>
        <draw:frame draw:style-name="gr5" draw:text-style-name="P22" draw:layer="layout" svg:width="3.594cm" svg:height="1.202cm" svg:x="2.46cm" svg:y="7.761cm">
          <draw:image xlink:href="Pictures/10000B6A0000165B00000F2093CBD6753083BE8A.svg" xlink:type="simple" xlink:show="embed" xlink:actuate="onLoad">
            <text:p text:style-name="P22"><text:span text:style-name="T8">Notebooks</text:span></text:p>
          </draw:image>
          <draw:image xlink:href="Pictures/10000201000000D800000092E083441FB07E5E06.png" xlink:type="simple" xlink:show="embed" xlink:actuate="onLoad"/>
        </draw:frame>
        <draw:frame draw:style-name="gr1" draw:text-style-name="P6" draw:layer="layout" svg:width="0.547cm" svg:height="0.625cm" draw:transform="rotate (-1.5707963267949) translate (3.286cm 9.24cm)">
          <draw:image xlink:href="Pictures/100000000000001C00000020639109DCA7D03BD5.gif" xlink:type="simple" xlink:show="embed" xlink:actuate="onLoad">
            <text:p/>
          </draw:image>
        </draw:frame>
        <draw:frame draw:style-name="gr1" draw:text-style-name="P6" draw:layer="layout" svg:width="0.547cm" svg:height="0.625cm" draw:transform="rotate (-1.5707963267949) translate (5.587cm 9.241cm)">
          <draw:image xlink:href="Pictures/100000000000001C00000020639109DCA7D03BD5.gif" xlink:type="simple" xlink:show="embed" xlink:actuate="onLoad">
            <text:p/>
          </draw:image>
        </draw:frame>
        <draw:frame draw:style-name="gr5" draw:text-style-name="P16" draw:layer="layout" svg:width="4.397cm" svg:height="1.202cm" svg:x="21.36cm" svg:y="9.661cm">
          <draw:image xlink:href="Pictures/10000B6A0000165B00000F2093CBD6753083BE8A.svg" xlink:type="simple" xlink:show="embed" xlink:actuate="onLoad">
            <text:p text:style-name="P16"><text:span text:style-name="T5">Visualization UI</text:span></text:p>
          </draw:image>
          <draw:image xlink:href="Pictures/10000201000000D800000092E083441FB07E5E06.png" xlink:type="simple" xlink:show="embed" xlink:actuate="onLoad"/>
        </draw:frame>
        <draw:frame draw:style-name="gr5" draw:text-style-name="P16" draw:layer="layout" svg:width="4.397cm" svg:height="1.202cm" svg:x="21.361cm" svg:y="11.661cm">
          <draw:image xlink:href="Pictures/10000B6A0000165B00000F2093CBD6753083BE8A.svg" xlink:type="simple" xlink:show="embed" xlink:actuate="onLoad">
            <text:p text:style-name="P16"><text:span text:style-name="T5">UI etc..</text:span></text:p>
          </draw:image>
          <draw:image xlink:href="Pictures/10000201000000D800000092E083441FB07E5E06.png" xlink:type="simple" xlink:show="embed" xlink:actuate="onLoad"/>
        </draw:frame>
        <draw:frame draw:style-name="gr5" draw:text-style-name="P16" draw:layer="layout" svg:width="4.397cm" svg:height="1.202cm" svg:x="21.361cm" svg:y="7.661cm">
          <draw:image xlink:href="Pictures/10000B6A0000165B00000F2093CBD6753083BE8A.svg" xlink:type="simple" xlink:show="embed" xlink:actuate="onLoad">
            <text:p text:style-name="P16"><text:span text:style-name="T5">Analysis UI</text:span></text:p>
          </draw:image>
          <draw:image xlink:href="Pictures/10000201000000D800000092E083441FB07E5E06.png" xlink:type="simple" xlink:show="embed" xlink:actuate="onLoad"/>
        </draw:frame>
        <draw:frame draw:style-name="gr1" draw:text-style-name="P6" draw:layer="layout" svg:width="1.658cm" svg:height="1.461cm" draw:transform="rotate (0.0349065850398866) translate (22.943cm 4.451cm)">
          <draw:image xlink:href="Pictures/100003080000067B000005B6D6627235035524FD.svg" xlink:type="simple" xlink:show="embed" xlink:actuate="onLoad">
            <text:p/>
          </draw:image>
          <draw:image xlink:href="Pictures/100002010000003F00000037E8FA119DAE307AAC.png" xlink:type="simple" xlink:show="embed" xlink:actuate="onLoad"/>
        </draw:frame>
        <draw:frame draw:style-name="gr8" draw:text-style-name="P16" draw:layer="layout" svg:width="6.883cm" svg:height="6.288cm" draw:transform="rotate (-3.14159265358979) translate (16.138cm 19.48cm)">
          <draw:image xlink:href="Pictures/1000169B000010DB0000102A6665A505F5DFE30A.svg" xlink:type="simple" xlink:show="embed" xlink:actuate="onLoad">
            <text:p text:style-name="P6"><text:span text:style-name="T5"/></text:p>
          </draw:image>
          <draw:image xlink:href="Pictures/10000201000000A30000009CF75144A46142B289.png" xlink:type="simple" xlink:show="embed" xlink:actuate="onLoad"/>
        </draw:frame>
        <draw:frame draw:style-name="gr9" draw:text-style-name="P24" draw:layer="layout" svg:width="4.445cm" svg:height="2.601cm" svg:x="10.533cm" svg:y="14.978cm">
          <draw:text-box>
            <text:list text:style-name="L1">
              <text:list-header>
                <text:p text:style-name="P23"><text:span text:style-name="T9">Kernel Gateway can be launched in:</text:span></text:p>
              </text:list-header>
              <text:list-item>
                <text:p text:style-name="P23"><text:span text:style-name="T9">Sub-process</text:span></text:p>
              </text:list-item>
              <text:list-item>
                <text:p text:style-name="P23"><text:span text:style-name="T9">Docker</text:span></text:p>
              </text:list-item>
              <text:list-item>
                <text:p text:style-name="P23"><text:span text:style-name="T9">Job Manager</text:span></text:p>
              </text:list-item>
            </text:list>
          </draw:text-box>
        </draw:frame>
        <draw:frame draw:style-name="gr5" draw:text-style-name="P6" draw:layer="layout" svg:width="5.652cm" svg:height="3.222cm" svg:x="0.92cm" svg:y="1.053cm">
          <draw:image xlink:href="Pictures/10001D5B0000161500000C97A711CFF63A55B4FE.svg" xlink:type="simple" xlink:show="embed" xlink:actuate="onLoad">
            <text:p text:style-name="P6"><text:span text:style-name="T10">SWAN</text:span></text:p>
            <text:p text:style-name="P6"><text:span text:style-name="T10">Microservices</text:span></text:p>
          </draw:image>
          <draw:image xlink:href="Pictures/10000201000000D60000007A08E28EFE9D6C7D5F.png" xlink:type="simple" xlink:show="embed" xlink:actuate="onLoad"/>
        </draw:frame>
        <draw:frame draw:style-name="gr5" draw:text-style-name="P9" draw:layer="layout" svg:width="1.349cm" svg:height="1.366cm" svg:x="14.845cm" svg:y="11.829cm">
          <draw:image xlink:href="Pictures/10000201000000EF000000F260361C97F6FB09ED.png" xlink:type="simple" xlink:show="embed" xlink:actuate="onLoad">
            <text:p text:style-name="P8"><text:span text:style-name="T11">CVMFS</text:span></text:p>
            <text:p text:style-name="P8"><text:span text:style-name="T11"/></text:p>
            <text:p text:style-name="P8"><text:span text:style-name="T12"/></text:p>
            <text:p text:style-name="P8"><text:span text:style-name="T12"/></text:p>
            <text:p text:style-name="P8"><text:span text:style-name="T3"/></text:p>
            <text:p text:style-name="P8"><text:span text:style-name="T3"/></text:p>
          </draw:image>
        </draw:frame>
        <draw:frame draw:style-name="gr5" draw:text-style-name="P18" draw:layer="layout" svg:width="2.757cm" svg:height="2.413cm" svg:x="16.846cm" svg:y="7.578cm">
          <draw:image xlink:href="Pictures/10000DD8000012B500001AE1276646291D7C54E0.svg" xlink:type="simple" xlink:show="embed" xlink:actuate="onLoad">
            <text:p text:style-name="P17"><text:span text:style-name="T2"><text:s text:c="2"/></text:span><text:span text:style-name="T2">/endpoint </text:span><text:span text:style-name="T2">1</text:span></text:p>
            <text:p text:style-name="P17"><text:span text:style-name="T2"><text:s text:c="2"/></text:span><text:span text:style-name="T2">/endpoint </text:span><text:span text:style-name="T2">2</text:span></text:p>
            <text:p text:style-name="P17"><text:span text:style-name="T2"><text:s text:c="2"/></text:span><text:span text:style-name="T2">/...</text:span></text:p>
          </draw:image>
          <draw:image xlink:href="Pictures/10000201000000B5000001049A66A5E74EA38764.png" xlink:type="simple" xlink:show="embed" xlink:actuate="onLoad"/>
        </draw:frame>
        <draw:frame draw:style-name="gr3" draw:text-style-name="P20" draw:layer="layout" svg:width="2.826cm" svg:height="1.031cm" svg:x="16.888cm" svg:y="7.59cm">
          <draw:text-box>
            <text:p text:style-name="P19"><text:span text:style-name="T6">Microservice N</text:span></text:p>
          </draw:text-box>
        </draw:frame>
        <draw:frame draw:style-name="gr10" draw:text-style-name="P6" draw:layer="layout" svg:width="1.595cm" svg:height="1.159cm" draw:transform="rotate (1.5707963267949) translate (16.24cm 11.667cm)">
          <draw:image xlink:href="Pictures/1000106F00002F750000227BD95A4DA1F99BE758.svg" xlink:type="simple" xlink:show="embed" xlink:actuate="onLoad">
            <text:p/>
          </draw:image>
          <draw:image xlink:href="Pictures/10000201000001CB0000014E6890885E2CB07009.png" xlink:type="simple" xlink:show="embed" xlink:actuate="onLoad"/>
        </draw:frame>
        <draw:frame draw:style-name="gr5" draw:text-style-name="P9" draw:layer="layout" svg:width="1.349cm" svg:height="1.366cm" svg:x="17.346cm" svg:y="11.86cm">
          <draw:image xlink:href="Pictures/10000201000000EF000000F260361C97F6FB09ED.png" xlink:type="simple" xlink:show="embed" xlink:actuate="onLoad">
            <text:p text:style-name="P8"><text:span text:style-name="T11">EOS</text:span></text:p>
            <text:p text:style-name="P8"><text:span text:style-name="T11"/></text:p>
            <text:p text:style-name="P8"><text:span text:style-name="T12"/></text:p>
            <text:p text:style-name="P8"><text:span text:style-name="T12"/></text:p>
            <text:p text:style-name="P8"><text:span text:style-name="T3"/></text:p>
            <text:p text:style-name="P8"><text:span text:style-name="T3"/>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7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1" svg:stroke-color="#000000" draw:marker-start="Arrow" draw:marker-start-width="0.051cm" draw:marker-end="Arrow" draw:marker-end-width="0.102cm" draw:fill="none" draw:fill-gradient-name="Gradient_20_2" draw:fill-hatch-name="Hatching_20_1" draw:fill-image-name="Bitmap_20_1" draw:show-unit="true"/>
      <style:paragraph-properties style:writing-mode="lr-tb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0T16:02:23.786960934</meta:creation-date>
    <dc:date>2019-06-21T11:24:38.243441880</dc:date>
    <meta:editing-duration>PT1H29M57S</meta:editing-duration>
    <meta:editing-cycles>7</meta:editing-cycles>
    <meta:generator>LibreOffice/5.3.6.1$Linux_X86_64 LibreOffice_project/30$Build-1</meta:generator>
    <meta:document-statistic meta:object-count="43"/>
  </office:meta>
</office:document-meta>
</file>